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요구사항 확인</text:p>
      <text:p text:style-name="P1">요구 분석서 및 검토의견서 과제</text:p>
      <text:p text:style-name="P1"/>
      <text:p text:style-name="P1"/>
      <text:p text:style-name="P1"/>
      <text:p text:style-name="P1">방송정보국제교육원</text:p>
      <text:p text:style-name="P1">자바기반 웹애플리케이션 개발자과정</text:p>
      <text:p text:style-name="P1">(2016.02.12~2016.08.1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st </meta:initial-creator>
    <meta:creation-date>2016-06-15T15:19:09.24</meta:creation-date>
    <meta:document-statistic meta:table-count="0" meta:image-count="0" meta:object-count="0" meta:page-count="1" meta:paragraph-count="5" meta:word-count="45" meta:character-count="74"/>
    <dc:date>2016-06-15T15:21:44.09</dc:date>
    <dc:creator>test </dc:creator>
    <meta:editing-duration>PT2M35S</meta:editing-duration>
    <meta:editing-cycles>1</meta:editing-cycles>
    <meta:generator>OpenOffice/4.1.2$Win32 OpenOffice.org_project/412m3$Build-9782</meta:generator>
  </office:meta>
</office:document-meta>
</file>